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xi Sans1" svg:font-family="'Luxi 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uxi Sans" svg:font-family="'Luxi Sans'"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style>
    <style:style style:name="P4" style:family="paragraph" style:parent-style-name="Header">
      <style:paragraph-properties fo:margin-left="-0.239in" fo:margin-right="-0.2228in" fo:text-align="center" style:justify-single-word="false" fo:text-indent="0in" style:auto-text-indent="false"/>
    </style:style>
    <style:style style:name="P5" style:family="paragraph" style:parent-style-name="Standard" style:list-style-name="WW8Num2"/>
    <style:style style:name="P6" style:family="paragraph" style:parent-style-name="Standard">
      <style:paragraph-properties fo:margin-left="0.502in" fo:margin-right="0.3827in" fo:text-indent="0in" style:auto-text-indent="false"/>
      <style:text-properties officeooo:paragraph-rsid="000bee6c"/>
    </style:style>
    <style:style style:name="P7" style:family="paragraph" style:parent-style-name="Standard">
      <style:paragraph-properties fo:margin-left="0.502in" fo:margin-right="0.3827in" fo:text-indent="0in" style:auto-text-indent="false"/>
      <style:text-properties officeooo:paragraph-rsid="000d88e6"/>
    </style:style>
    <style:style style:name="P8" style:family="paragraph" style:parent-style-name="Standard">
      <style:paragraph-properties fo:margin-left="0.502in" fo:margin-right="0.3827in" fo:text-indent="0in" style:auto-text-indent="false"/>
      <style:text-properties officeooo:paragraph-rsid="000f29e4"/>
    </style:style>
    <style:style style:name="P9" style:family="paragraph" style:parent-style-name="Standard">
      <style:paragraph-properties fo:margin-left="0.502in" fo:margin-right="0.3827in" fo:text-indent="0in" style:auto-text-indent="false"/>
      <style:text-properties officeooo:paragraph-rsid="000f8329"/>
    </style:style>
    <style:style style:name="P10" style:family="paragraph" style:parent-style-name="Standard">
      <style:paragraph-properties fo:margin-left="0.4937in" fo:margin-right="0.4937in" fo:text-indent="0in" style:auto-text-indent="false"/>
    </style:style>
    <style:style style:name="T1" style:family="text">
      <style:text-properties officeooo:rsid="000bee6c"/>
    </style:style>
    <style:style style:name="T2" style:family="text">
      <style:text-properties fo:language="zxx" fo:country="none" officeooo:rsid="000bee6c" style:language-asian="zxx" style:country-asian="none" style:language-complex="zxx" style:country-complex="none"/>
    </style:style>
    <style:style style:name="T3" style:family="text">
      <style:text-properties officeooo:rsid="000d88e6"/>
    </style:style>
    <style:style style:name="T4" style:family="text">
      <style:text-properties officeooo:rsid="000f29e4"/>
    </style:style>
    <style:style style:name="T5" style:family="text">
      <style:text-properties officeooo:rsid="000f8329"/>
    </style:style>
    <style:style style:name="Sect1" style:family="section">
      <style:section-properties text:dont-balance-text-columns="false" style:editable="false">
        <style:columns fo:column-count="3">
          <style:column style:rel-width="1440*" fo:start-indent="0in" fo:end-indent="0in"/>
          <style:column style:rel-width="6754*" fo:start-indent="0in" fo:end-indent="0in"/>
          <style:column style:rel-width="1444*"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48023630" text:style-name="WW8Num2">
        <text:list-item>
          <text:p text:style-name="P5">Write four C subroutines, the first computes the sine of a number provided as input, the second computes the square root of the number provided, the third computes the square of the number and the fourth computes the sum of the square, square root and the sine values returned by these first three functions (hint: use built in functions as much as possible). </text:p>
        </text:list-item>
      </text:list>
      <text:p text:style-name="Standard"/>
      <text:p text:style-name="P6"><text:span text:style-name="T1">/* sine() function */</text:span></text:p>
      <text:p text:style-name="P6"><text:span text:style-name="T1">#include &lt;stdio.h&gt;</text:span></text:p>
      <text:p text:style-name="P6"><text:span text:style-name="T1">#include &lt;math.h&gt;</text:span></text:p>
      <text:p text:style-name="P6"><text:span text:style-name="T1">#define PI 3.1415926</text:span></text:p>
      <text:p text:style-name="P6"><text:span text:style-name="T1"></text:span></text:p>
      <text:p text:style-name="P6"><text:span text:style-name="T1">int sine(double num)</text:span></text:p>
      <text:p text:style-name="P6"><text:span text:style-name="T1">{</text:span></text:p>
      <text:p text:style-name="P6"><text:span text:style-name="T1"><text:tab/>double sumr,sumd;</text:span></text:p>
      <text:p text:style-name="P6"><text:span text:style-name="T1"><text:tab/>sumr = sin(num);</text:span></text:p>
      <text:p text:style-name="P6"><text:span text:style-name="T1"><text:tab/>sumd = sin(num*(PI/180));</text:span></text:p>
      <text:p text:style-name="P6"><text:span text:style-name="T1"><text:tab/>printf("| <text:s text:c="2"/>sine: %5.2f[deg], %5.2f[rad] <text:s text:c="2"/>|\n", sumd,sumr);</text:span></text:p>
      <text:p text:style-name="P6"><text:span text:style-name="T1"><text:tab/>return sumd,sumr;</text:span></text:p>
      <text:p text:style-name="P6"><text:span text:style-name="T1">}</text:span></text:p>
      <text:p text:style-name="P6"><text:span text:style-name="T1"/></text:p>
      <text:p text:style-name="P6"><text:span text:style-name="T1">/* square() function */</text:span></text:p>
      <text:p text:style-name="P6"><text:span text:style-name="T1">#include &lt;stdio.h&gt;</text:span></text:p>
      <text:p text:style-name="P6"><text:span text:style-name="T1">#include &lt;math.h&gt;</text:span></text:p>
      <text:p text:style-name="P6"><text:span text:style-name="T1"></text:span></text:p>
      <text:p text:style-name="P6"><text:span text:style-name="T1">int square(double num)</text:span></text:p>
      <text:p text:style-name="P6"><text:span text:style-name="T1">{</text:span></text:p>
      <text:p text:style-name="P6"><text:span text:style-name="T1"><text:tab/>double sum;</text:span></text:p>
      <text:p text:style-name="P6"><text:span text:style-name="T1"><text:tab/>sum = pow(num,2);</text:span></text:p>
      <text:p text:style-name="P6"><text:span text:style-name="T1"><text:tab/>printf("| <text:s text:c="2"/>Square: %-12.2f <text:s text:c="10"/>|\n", sum);</text:span></text:p>
      <text:p text:style-name="P6"><text:span text:style-name="T1"><text:tab/>return sum;</text:span></text:p>
      <text:p text:style-name="P6"><text:span text:style-name="T1">}</text:span></text:p>
      <text:p text:style-name="P6"><text:span text:style-name="T2"/></text:p>
      <text:p text:style-name="P6"><text:span text:style-name="T2">/* squareroot() function */</text:span></text:p>
      <text:p text:style-name="P6"><text:span text:style-name="T2">#include &lt;stdio.h&gt;</text:span></text:p>
      <text:p text:style-name="P6"><text:span text:style-name="T2">#include &lt;math.h&gt;</text:span></text:p>
      <text:p text:style-name="P6"><text:span text:style-name="T2"></text:span></text:p>
      <text:p text:style-name="P6"><text:span text:style-name="T2">int squareroot(double num)</text:span></text:p>
      <text:p text:style-name="P6"><text:span text:style-name="T2">{</text:span></text:p>
      <text:p text:style-name="P6"><text:span text:style-name="T2"><text:tab/>double sum;</text:span></text:p>
      <text:p text:style-name="P6"><text:span text:style-name="T2"><text:tab/>sum = sqrt(num);</text:span></text:p>
      <text:p text:style-name="P6"><text:span text:style-name="T2"><text:tab/>printf("| <text:s text:c="2"/>Square root: %-14.2f <text:s text:c="3"/>|\n", sum);</text:span></text:p>
      <text:p text:style-name="P6"><text:span text:style-name="T2"><text:tab/>return sum;</text:span></text:p>
      <text:p text:style-name="P6"><text:span text:style-name="T2">}</text:span></text:p>
      <text:p text:style-name="P6"><text:span text:style-name="T2"/></text:p>
      <text:p text:style-name="P6"><text:span text:style-name="T2">/* squaresum() function */</text:span></text:p>
      <text:p text:style-name="P6"><text:span text:style-name="T2">#include &lt;stdio.h&gt;</text:span></text:p>
      <text:p text:style-name="P6"><text:span text:style-name="T2"></text:span></text:p>
      <text:p text:style-name="P6"><text:span text:style-name="T2">int squaresum(double num)</text:span></text:p>
      <text:p text:style-name="P6"><text:span text:style-name="T2">{</text:span></text:p>
      <text:p text:style-name="P6"><text:span text:style-name="T2"><text:tab/>int i;</text:span></text:p>
      <text:p text:style-name="P6"><text:soft-page-break/><text:span text:style-name="T2"><text:tab/>double sum=0;</text:span></text:p>
      <text:p text:style-name="P6"><text:span text:style-name="T2"><text:tab/>for(i=0; i &lt;= num; i++)</text:span></text:p>
      <text:p text:style-name="P6"><text:span text:style-name="T2"><text:tab/><text:tab/>sum += i*i; </text:span></text:p>
      <text:p text:style-name="P6"><text:span text:style-name="T2"><text:tab/>printf("| <text:s text:c="2"/>Sum of Square: %-14.0f <text:s/>|\n", sum);</text:span></text:p>
      <text:p text:style-name="P6"><text:span text:style-name="T2"><text:tab/>return sum;</text:span></text:p>
      <text:p text:style-name="P6"><text:span text:style-name="T2">}</text:span></text:p>
      <text:list xml:id="list833517691" text:continue-numbering="true" text:style-name="WW8Num2">
        <text:list-header>
          <text:p text:style-name="P5"/>
        </text:list-header>
        <text:list-item>
          <text:p text:style-name="P5">Create a main program which will call and use all four subroutines. </text:p>
        </text:list-item>
      </text:list>
      <text:p text:style-name="P10"/>
      <text:p text:style-name="P10">#include &lt;stdio.h&gt;</text:p>
      <text:p text:style-name="P10">#include &lt;stdlib.h&gt;</text:p>
      <text:p text:style-name="P10"></text:p>
      <text:p text:style-name="P10">int sine(double num);</text:p>
      <text:p text:style-name="P10">int squareroot(double num);</text:p>
      <text:p text:style-name="P10">int square(double num);</text:p>
      <text:p text:style-name="P10">int squaresum(double num);</text:p>
      <text:p text:style-name="P10"></text:p>
      <text:p text:style-name="P10">int main(int argc, char *argv[])</text:p>
      <text:p text:style-name="P10">{</text:p>
      <text:p text:style-name="P10"><text:tab/>double num;</text:p>
      <text:p text:style-name="P10"><text:tab/>if(argc != 2)</text:p>
      <text:p text:style-name="P10"><text:tab/>{</text:p>
      <text:p text:style-name="P10"><text:tab/><text:tab/>printf("Usage: %s [number]\n", argv[0]);</text:p>
      <text:p text:style-name="P10"><text:tab/><text:tab/>return;</text:p>
      <text:p text:style-name="P10"><text:tab/>}</text:p>
      <text:p text:style-name="P10"><text:tab/>num = atof(argv[1]);</text:p>
      <text:p text:style-name="P10"><text:tab/>printf("\n/----------------------------------\\ \n");</text:p>
      <text:p text:style-name="P10"><text:tab/>printf("| <text:s text:c="2"/>Number: <text:s/>%-12.2f <text:s text:c="9"/>|\n",num);</text:p>
      <text:p text:style-name="P10"><text:tab/>sine(num);</text:p>
      <text:p text:style-name="P10"><text:tab/>squareroot(num);</text:p>
      <text:p text:style-name="P10"><text:tab/>square(num);</text:p>
      <text:p text:style-name="P10"><text:tab/>squaresum(num);</text:p>
      <text:p text:style-name="P10"><text:tab/>printf("\\----------------------------------/\n");</text:p>
      <text:p text:style-name="P10"><text:tab/>return 0;</text:p>
      <text:p text:style-name="P10"><text:tab/></text:p>
      <text:p text:style-name="P10">}</text:p>
      <text:list xml:id="list1725744217" text:continue-numbering="true" text:style-name="WW8Num2">
        <text:list-header>
          <text:p text:style-name="P5"/>
        </text:list-header>
        <text:list-item>
          <text:p text:style-name="P5">Create a makefile to provide the ability to individually make each of these subprograms (e.g. make sum, make square, make squareroot, make sine, etc.) or to make them all using the call make all. </text:p>
        </text:list-item>
      </text:list>
      <text:p text:style-name="Standard"/>
      <text:p text:style-name="P8"><text:span text:style-name="T4">#make for HW7</text:span></text:p>
      <text:p text:style-name="P8"><text:span text:style-name="T4">CC = gcc</text:span></text:p>
      <text:p text:style-name="P8"><text:span text:style-name="T4">RM = rm -rf</text:span></text:p>
      <text:p text:style-name="P8"><text:span text:style-name="T4">CFLAGS = -lm</text:span></text:p>
      <text:p text:style-name="P8"><text:span text:style-name="T4">Home = $(abspath .)</text:span></text:p>
      <text:p text:style-name="P8"><text:span text:style-name="T4">BuildDir = ${Home}/Build</text:span></text:p>
      <text:p text:style-name="P8"><text:span text:style-name="T4">BuildOBJ = ${CC} ${CFLAGS} -c $&lt; -o ${BuildDir}/$@</text:span></text:p>
      <text:p text:style-name="P8"><text:span text:style-name="T4"></text:span></text:p>
      <text:p text:style-name="P8"><text:soft-page-break/><text:span text:style-name="T4">all: HW7</text:span></text:p>
      <text:p text:style-name="P8"><text:span text:style-name="T4"></text:span></text:p>
      <text:p text:style-name="P8"><text:span text:style-name="T4">HW7: setup main.o sine.o squareroot.o square.o squaresum.o</text:span></text:p>
      <text:p text:style-name="P8"><text:span text:style-name="T4"><text:tab/>${CC} ${CFLAGS} -o HW7-build ${BuildDir}/{main.o,sine.o,squareroot.o,square.o,squaresum.o}</text:span></text:p>
      <text:p text:style-name="P8"><text:span text:style-name="T4"></text:span></text:p>
      <text:p text:style-name="P8"><text:span text:style-name="T4">main.o: main.c</text:span></text:p>
      <text:p text:style-name="P8"><text:span text:style-name="T4"><text:tab/>${BuildOBJ}</text:span></text:p>
      <text:p text:style-name="P8"><text:span text:style-name="T4"></text:span></text:p>
      <text:p text:style-name="P8"><text:span text:style-name="T4">sine.o: sine.c </text:span></text:p>
      <text:p text:style-name="P8"><text:span text:style-name="T4"><text:tab/>${BuildOBJ}</text:span></text:p>
      <text:p text:style-name="P8"><text:span text:style-name="T4"></text:span></text:p>
      <text:p text:style-name="P8"><text:span text:style-name="T4">sine: setup sine.o</text:span></text:p>
      <text:p text:style-name="P8"><text:span text:style-name="T4"><text:tab/>${CC} ${CFLAGS} -c mainSin.c -o ${BuildDir}/mainSin.o</text:span></text:p>
      <text:p text:style-name="P8"><text:span text:style-name="T4"><text:tab/>${CC} ${CFLAGS} -o HW7-build-Sine ${BuildDir}/{mainSin.o,sine.o}</text:span></text:p>
      <text:p text:style-name="P8"><text:span text:style-name="T4"></text:span></text:p>
      <text:p text:style-name="P8"><text:span text:style-name="T4">squareroot.o: squareroot.c</text:span></text:p>
      <text:p text:style-name="P8"><text:span text:style-name="T4"><text:tab/>${BuildOBJ}</text:span></text:p>
      <text:p text:style-name="P8"><text:span text:style-name="T4"></text:span></text:p>
      <text:p text:style-name="P8"><text:span text:style-name="T4">squareroot: setup squareroot.o</text:span></text:p>
      <text:p text:style-name="P8"><text:span text:style-name="T4"><text:tab/>${CC} ${CFLAGS} -c mainSqrt.c -o ${BuildDir}/mainSqrt.o</text:span></text:p>
      <text:p text:style-name="P8"><text:span text:style-name="T4"><text:tab/>${CC} ${CFLAGS} -o HW7-build-squareroot ${BuildDir}/{mainSqrt.o,squareroot.o}</text:span></text:p>
      <text:p text:style-name="P8"><text:span text:style-name="T4"></text:span></text:p>
      <text:p text:style-name="P8"><text:span text:style-name="T4">square.o: square.c</text:span></text:p>
      <text:p text:style-name="P8"><text:span text:style-name="T4"><text:tab/>${BuildOBJ}</text:span></text:p>
      <text:p text:style-name="P8"><text:span text:style-name="T4"></text:span></text:p>
      <text:p text:style-name="P8"><text:span text:style-name="T4">square: setup square.o</text:span></text:p>
      <text:p text:style-name="P8"><text:span text:style-name="T4"><text:tab/>${CC} ${CFLAGS} -c mainSq.c -o ${BuildDir}/mainSq.o</text:span></text:p>
      <text:p text:style-name="P8"><text:span text:style-name="T4"><text:tab/>${CC} ${CFLAGS} -o HW7-build-square ${BuildDir}/{mainSq.o,square.o}</text:span></text:p>
      <text:p text:style-name="P8"><text:span text:style-name="T4"></text:span></text:p>
      <text:p text:style-name="P8"><text:span text:style-name="T4">squaresum.o: squaresum.c </text:span></text:p>
      <text:p text:style-name="P8"><text:span text:style-name="T4"><text:tab/>${BuildOBJ}</text:span></text:p>
      <text:p text:style-name="P8"><text:span text:style-name="T4"></text:span></text:p>
      <text:p text:style-name="P8"><text:span text:style-name="T4">squaresum: setup squaresum.o</text:span></text:p>
      <text:p text:style-name="P8"><text:span text:style-name="T4"><text:tab/>${CC} ${CFLAGS} -c mainSqsum.c -o ${BuildDir}/mainSqsum.o</text:span></text:p>
      <text:p text:style-name="P8"><text:span text:style-name="T4"><text:tab/>${CC} ${CFLAGS} -o HW7-build-squaresum ${BuildDir}/{mainSqsum.o,squaresum.o}</text:span></text:p>
      <text:p text:style-name="P8"><text:span text:style-name="T4"></text:span></text:p>
      <text:p text:style-name="P8"><text:span text:style-name="T4">clean:</text:span></text:p>
      <text:p text:style-name="P8"><text:span text:style-name="T4"><text:tab/>rm -rf ${BuildDir}</text:span></text:p>
      <text:p text:style-name="P8"><text:span text:style-name="T4"><text:tab/>rm -f HW7-build*</text:span></text:p>
      <text:p text:style-name="P8"><text:span text:style-name="T4">setup:</text:span></text:p>
      <text:p text:style-name="P8"><text:span text:style-name="T4"><text:tab/>mkdir -p ${BuildDir}</text:span></text:p>
      <text:p text:style-name="Standard"/>
      <text:list xml:id="list1847952428" text:continue-numbering="true" text:style-name="WW8Num2">
        <text:list-item>
          <text:p text:style-name="P5">Augment your Makefile from 3 to include a make clean that removes all of the object files in then directory of the makefile related to your builds above.</text:p>
        </text:list-item>
      </text:list>
      <text:p text:style-name="Standard"/>
      <text:p text:style-name="P8"><text:span text:style-name="T4">clean:</text:span></text:p>
      <text:p text:style-name="P8"><text:soft-page-break/><text:span text:style-name="T4"><text:tab/>rm -rf ${BuildDir}</text:span></text:p>
      <text:p text:style-name="P8"><text:span text:style-name="T4"><text:tab/>rm -f HW7-build*</text:span></text:p>
      <text:p text:style-name="P8"><text:span text:style-name="T4">setup:</text:span></text:p>
      <text:p text:style-name="P8"><text:span text:style-name="T4"><text:tab/>mkdir -p ${BuildDir}</text:span></text:p>
      <text:p text:style-name="P8"><text:span text:style-name="T4"/></text:p>
      <text:p text:style-name="P8"><text:span text:style-name="T4"/></text:p>
      <text:p text:style-name="P8"><text:span text:style-name="T4"/></text:p>
      <text:p text:style-name="P8"><text:span text:style-name="T4"/></text:p>
      <text:p text:style-name="P9"><text:span text:style-name="T4">[See </text:span><text:span text:style-name="T5">HW#7.tar.bz2 for the <text:s/>complete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xi Sans1" svg:font-family="'Luxi 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uxi Sans" svg:font-family="'Luxi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AR PL KaitiM GB" style:font-size-asian="10.5pt" style:language-asian="zxx" style:country-asian="none" style:font-name-complex="Luxi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KaitiM GB" style:font-size-asian="14pt" style:font-name-complex="Luxi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xi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xi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xi 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Paragraph" style:display-name="List Paragraph" style:family="paragraph" style:parent-style-name="Standard">
      <style:paragraph-properties fo:margin="100%" fo:margin-left="0.5in" fo:margin-right="0in" fo:margin-top="0in" fo:margin-bottom="0in" style:contextual-spacing="false" fo:text-indent="0in"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4_01917251" style:display-name="401917251" text:consecutive-numbering="true">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center" style:justify-single-word="false"/>
    </style:style>
    <style:style style:name="MP3" style:family="paragraph" style:parent-style-name="Header">
      <style:paragraph-properties fo:margin-left="-0.239in" fo:margin-right="-0.2228in" fo:text-align="center" style:justify-single-word="false" fo:text-indent="0in" style:auto-text-indent="false"/>
    </style:style>
    <style:style style:name="MP4" style:family="paragraph" style:parent-style-name="Header">
      <style:paragraph-properties fo:text-align="end" style:justify-single-word="false"/>
    </style:style>
    <style:style style:name="MSect1" style:family="section">
      <style:section-properties text:dont-balance-text-columns="false" style:editable="false">
        <style:columns fo:column-count="3">
          <style:column style:rel-width="1440*" fo:start-indent="0in" fo:end-indent="0in"/>
          <style:column style:rel-width="6754*" fo:start-indent="0in" fo:end-indent="0in"/>
          <style:column style:rel-width="1444*" fo:start-indent="0in" fo:end-indent="0in"/>
        </style:columns>
      </style:section-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section text:style-name="MSect1" text:name="Section1">
          <text:p text:style-name="MP1">Daniel Noyes</text:p>
          <text:p text:style-name="MP1"/>
          <text:p text:style-name="MP2">ECE 257 Homework set #7</text:p>
          <text:p text:style-name="MP3"/>
          <text:p text:style-name="MP4">Page: <text:page-number text:select-page="current">2</text:page-number>/<text:page-count>4</text:page-count></text:p>
          <text:p text:style-name="MP4"/>
        </text:section>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iuiji </meta:initial-creator>
    <meta:creation-date>2012-09-09T14:50:18</meta:creation-date>
    <dc:date>2012-11-19T05:17:04</dc:date>
    <dc:creator>Reiuiji </dc:creator>
    <meta:editing-duration>PT12H23M32S</meta:editing-duration>
    <meta:editing-cycles>43</meta:editing-cycles>
    <meta:generator>LibreOffice/3.6$Linux_X86_64 LibreOffice_project/360m1$Build-2</meta:generator>
    <meta:document-statistic meta:table-count="0" meta:image-count="0" meta:object-count="0" meta:page-count="4" meta:paragraph-count="136" meta:word-count="459" meta:character-count="3460" meta:non-whitespace-character-count="2902"/>
  </office:meta>
</office:document-meta>
</file>